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text-line-through-type="single" style:text-underline-style="none" officeooo:rsid="00517f35" officeooo:paragraph-rsid="00111e5f"/>
    </style:style>
    <style:style style:name="P2" style:family="paragraph" style:parent-style-name="Standard">
      <style:text-properties style:text-line-through-style="solid" style:text-line-through-type="single" style:text-underline-style="none" officeooo:rsid="001b262c" officeooo:paragraph-rsid="001b262c" fo:background-color="#3399ff"/>
    </style:style>
    <style:style style:name="P3" style:family="paragraph" style:parent-style-name="Standard">
      <style:text-properties style:text-line-through-style="solid" style:text-line-through-type="single" style:text-underline-style="none" officeooo:rsid="001d7439" officeooo:paragraph-rsid="00111e5f" fo:background-color="transparent"/>
    </style:style>
    <style:style style:name="P4" style:family="paragraph" style:parent-style-name="Standard">
      <style:text-properties style:text-line-through-style="solid" style:text-line-through-type="single" officeooo:rsid="00687736" officeooo:paragraph-rsid="00111e5f"/>
    </style:style>
    <style:style style:name="P5" style:family="paragraph" style:parent-style-name="Standard">
      <style:text-properties style:text-line-through-style="solid" style:text-line-through-type="single" officeooo:rsid="002d8564" officeooo:paragraph-rsid="00111e5f" fo:background-color="#00ccff"/>
    </style:style>
    <style:style style:name="P6" style:family="paragraph" style:parent-style-name="Standard">
      <style:text-properties style:text-line-through-style="solid" style:text-line-through-type="single" officeooo:rsid="003baa3d" officeooo:paragraph-rsid="00111e5f"/>
    </style:style>
    <style:style style:name="P7" style:family="paragraph" style:parent-style-name="Standard">
      <style:text-properties style:text-line-through-style="solid" style:text-line-through-type="single" officeooo:rsid="002812d3" officeooo:paragraph-rsid="00111e5f"/>
    </style:style>
    <style:style style:name="P8" style:family="paragraph" style:parent-style-name="Standard">
      <style:text-properties style:text-line-through-style="solid" style:text-line-through-type="single" officeooo:rsid="001f9266" officeooo:paragraph-rsid="00111e5f" fo:background-color="transparent"/>
    </style:style>
    <style:style style:name="P9" style:family="paragraph" style:parent-style-name="Standard">
      <style:text-properties style:text-line-through-style="solid" style:text-line-through-type="single" officeooo:rsid="0037ca61" officeooo:paragraph-rsid="00111e5f" fo:background-color="transparent"/>
    </style:style>
    <style:style style:name="P10" style:family="paragraph" style:parent-style-name="Standard">
      <style:text-properties style:text-line-through-style="solid" style:text-line-through-type="single" officeooo:rsid="003504d5" officeooo:paragraph-rsid="00111e5f" fo:background-color="transparent"/>
    </style:style>
    <style:style style:name="P11" style:family="paragraph" style:parent-style-name="Standard">
      <style:text-properties style:text-line-through-style="solid" style:text-line-through-type="single" officeooo:rsid="002cd56b" officeooo:paragraph-rsid="00111e5f" fo:background-color="transparent"/>
    </style:style>
    <style:style style:name="P12" style:family="paragraph" style:parent-style-name="Standard">
      <style:text-properties officeooo:rsid="001f9266" officeooo:paragraph-rsid="00111e5f" fo:background-color="#00ccff"/>
    </style:style>
    <style:style style:name="P13" style:family="paragraph" style:parent-style-name="Standard">
      <style:text-properties officeooo:rsid="004f726a" officeooo:paragraph-rsid="00111e5f" fo:background-color="#00ccff"/>
    </style:style>
    <style:style style:name="P14" style:family="paragraph" style:parent-style-name="Standard">
      <style:text-properties officeooo:rsid="0066a377" officeooo:paragraph-rsid="001b262c" fo:background-color="#00ccff"/>
    </style:style>
    <style:style style:name="P15" style:family="paragraph" style:parent-style-name="Standard">
      <style:text-properties officeooo:rsid="002812d3" officeooo:paragraph-rsid="00111e5f"/>
    </style:style>
    <style:style style:name="P16" style:family="paragraph" style:parent-style-name="Standard">
      <style:text-properties officeooo:rsid="003baa3d" officeooo:paragraph-rsid="00111e5f"/>
    </style:style>
    <style:style style:name="P17" style:family="paragraph" style:parent-style-name="Standard">
      <style:text-properties officeooo:rsid="004f726a" officeooo:paragraph-rsid="00111e5f"/>
    </style:style>
    <style:style style:name="P18" style:family="paragraph" style:parent-style-name="Standard">
      <style:text-properties style:text-underline-style="none" officeooo:rsid="001d7439" officeooo:paragraph-rsid="00111e5f" fo:background-color="#3399ff"/>
    </style:style>
    <style:style style:name="P19" style:family="paragraph" style:parent-style-name="Standard">
      <style:text-properties style:text-underline-style="none" officeooo:rsid="001d7439" officeooo:paragraph-rsid="00111e5f" fo:background-color="#ff0066"/>
    </style:style>
    <style:style style:name="P20" style:family="paragraph" style:parent-style-name="Standard">
      <style:text-properties officeooo:rsid="001e2a69" officeooo:paragraph-rsid="00111e5f" fo:background-color="#3399ff"/>
    </style:style>
    <style:style style:name="P21" style:family="paragraph" style:parent-style-name="Standard">
      <style:text-properties officeooo:rsid="003baa3d" officeooo:paragraph-rsid="00111e5f" fo:background-color="#3399ff"/>
    </style:style>
    <style:style style:name="P22" style:family="paragraph" style:parent-style-name="Standard">
      <style:text-properties officeooo:rsid="001f9266" officeooo:paragraph-rsid="00111e5f" fo:background-color="transparent"/>
    </style:style>
    <style:style style:name="P23" style:family="paragraph" style:parent-style-name="Standard">
      <style:text-properties officeooo:rsid="002af904" officeooo:paragraph-rsid="002af904" fo:background-color="#ff0066"/>
    </style:style>
    <style:style style:name="P24" style:family="paragraph" style:parent-style-name="Standard">
      <style:text-properties officeooo:rsid="001f9266" officeooo:paragraph-rsid="00316fdf" fo:background-color="#ff0066"/>
    </style:style>
    <style:style style:name="P25" style:family="paragraph" style:parent-style-name="Standard">
      <style:text-properties style:text-line-through-style="solid" style:text-line-through-type="single" officeooo:rsid="0020a825" officeooo:paragraph-rsid="0020a825" fo:background-color="#00ccff"/>
    </style:style>
    <style:style style:name="P26" style:family="paragraph" style:parent-style-name="Standard">
      <style:text-properties style:text-line-through-style="solid" style:text-line-through-type="single" officeooo:rsid="0065f341" officeooo:paragraph-rsid="00111e5f" fo:background-color="#00ccff"/>
    </style:style>
    <style:style style:name="P27" style:family="paragraph" style:parent-style-name="Standard">
      <style:text-properties style:text-line-through-style="solid" style:text-line-through-type="single" style:text-underline-style="none" officeooo:rsid="001b262c" officeooo:paragraph-rsid="00316fdf" fo:background-color="#ffff00"/>
    </style:style>
    <style:style style:name="P28" style:family="paragraph" style:parent-style-name="Standard">
      <style:text-properties style:text-line-through-style="solid" style:text-line-through-type="single" style:text-underline-style="none" officeooo:rsid="001b262c" officeooo:paragraph-rsid="00316fdf" fo:background-color="#3399ff"/>
    </style:style>
    <style:style style:name="P29" style:family="paragraph" style:parent-style-name="Standard">
      <style:text-properties style:text-line-through-style="solid" style:text-line-through-type="single" style:text-underline-style="none" officeooo:rsid="0020a825" officeooo:paragraph-rsid="00316fdf" fo:background-color="#00ccff"/>
    </style:style>
    <style:style style:name="P30" style:family="paragraph" style:parent-style-name="Standard">
      <style:text-properties style:text-line-through-style="solid" style:text-line-through-type="single" style:text-underline-style="none" officeooo:rsid="002d8564" officeooo:paragraph-rsid="00316fdf" fo:background-color="#00ccff"/>
    </style:style>
    <style:style style:name="P31" style:family="paragraph" style:parent-style-name="Standard">
      <style:text-properties style:text-line-through-style="solid" style:text-line-through-type="single" officeooo:rsid="002af904" officeooo:paragraph-rsid="00316fdf" fo:background-color="#ff0066"/>
    </style:style>
    <style:style style:name="P32" style:family="paragraph" style:parent-style-name="Standard">
      <style:text-properties style:text-line-through-style="solid" style:text-line-through-type="single" officeooo:rsid="0066a377" officeooo:paragraph-rsid="001b262c" fo:background-color="#ff0066"/>
    </style:style>
    <style:style style:name="P33" style:family="paragraph" style:parent-style-name="Standard">
      <style:text-properties style:text-line-through-style="solid" style:text-line-through-type="single" officeooo:rsid="0066a377" officeooo:paragraph-rsid="0038f319" fo:background-color="#ff0066"/>
    </style:style>
    <style:style style:name="P34" style:family="paragraph" style:parent-style-name="Standard">
      <style:text-properties style:text-line-through-style="solid" style:text-line-through-type="single" officeooo:rsid="00395205" officeooo:paragraph-rsid="001b262c" fo:background-color="#ffff00"/>
    </style:style>
    <style:style style:name="P35" style:family="paragraph" style:parent-style-name="Standard">
      <style:text-properties style:text-line-through-style="solid" style:text-line-through-type="single" officeooo:rsid="00395205" officeooo:paragraph-rsid="00316fdf" fo:background-color="#ffff00"/>
    </style:style>
    <style:style style:name="P36" style:family="paragraph" style:parent-style-name="Standard">
      <style:text-properties style:text-line-through-style="solid" style:text-line-through-type="single" officeooo:rsid="001f9266" officeooo:paragraph-rsid="00111e5f" fo:background-color="transparent"/>
    </style:style>
    <style:style style:name="P37" style:family="paragraph" style:parent-style-name="Standard">
      <style:text-properties officeooo:rsid="0063110b" officeooo:paragraph-rsid="00111e5f" fo:background-color="#00ccff"/>
    </style:style>
    <style:style style:name="P38" style:family="paragraph" style:parent-style-name="Standard">
      <style:text-properties officeooo:rsid="003baa3d" officeooo:paragraph-rsid="00316fdf" fo:background-color="#3399ff"/>
    </style:style>
    <style:style style:name="P39" style:family="paragraph" style:parent-style-name="Standard">
      <style:text-properties style:text-underline-style="none" officeooo:rsid="001d7439" officeooo:paragraph-rsid="00316fdf" fo:background-color="#ff0066"/>
    </style:style>
    <style:style style:name="P40" style:family="paragraph">
      <style:paragraph-properties fo:text-align="center"/>
    </style:style>
    <style:style style:name="P41" style:family="paragraph">
      <loext:graphic-properties draw:fill="none" draw:fill-color="#ffffff"/>
    </style:style>
    <style:style style:name="P42" style:family="paragraph">
      <loext:graphic-properties draw:fill-color="#ff3333"/>
      <style:paragraph-properties fo:text-align="center"/>
    </style:style>
    <style:style style:name="T1" style:family="text">
      <style:text-properties officeooo:rsid="0063fc93"/>
    </style:style>
    <style:style style:name="T2" style:family="text">
      <style:text-properties style:text-line-through-style="none" style:text-line-through-type="none"/>
    </style:style>
    <style:style style:name="T3" style:family="text">
      <style:text-properties style:text-line-through-style="none" style:text-line-through-type="none" fo:background-color="#ff0066" loext:char-shading-value="0"/>
    </style:style>
    <style:style style:name="T4" style:family="text">
      <style:text-properties style:text-line-through-style="none" style:text-line-through-type="none" officeooo:rsid="001b262c"/>
    </style:style>
    <style:style style:name="T5" style:family="text">
      <style:text-properties style:text-line-through-style="none" style:text-line-through-type="none" officeooo:rsid="002c6fa0"/>
    </style:style>
    <style:style style:name="T6" style:family="text">
      <style:text-properties style:text-line-through-style="none" style:text-line-through-type="none" fo:background-color="transparent" loext:char-shading-value="0"/>
    </style:style>
    <style:style style:name="T7" style:family="text">
      <style:text-properties style:text-line-through-style="none" style:text-line-through-type="none" officeooo:rsid="001b262c" fo:background-color="transparent" loext:char-shading-value="0"/>
    </style:style>
    <style:style style:name="T8" style:family="text">
      <style:text-properties style:text-line-through-style="none" style:text-line-through-type="none" officeooo:rsid="001e2a69"/>
    </style:style>
    <style:style style:name="T9" style:family="text">
      <style:text-properties style:text-line-through-style="none" style:text-line-through-type="none" style:text-underline-style="none" officeooo:rsid="001d7439"/>
    </style:style>
    <style:style style:name="T10" style:family="text">
      <style:text-properties style:text-line-through-style="none" style:text-line-through-type="none" officeooo:rsid="0038f319"/>
    </style:style>
    <style:style style:name="T11" style:family="text">
      <style:text-properties officeooo:rsid="006f898e"/>
    </style:style>
    <style:style style:name="T12" style:family="text">
      <style:text-properties fo:background-color="#00ccff" loext:char-shading-value="0"/>
    </style:style>
    <style:style style:name="T13" style:family="text">
      <style:text-properties officeooo:rsid="00509ae4" fo:background-color="#00ccff" loext:char-shading-value="0"/>
    </style:style>
    <style:style style:name="T14" style:family="text">
      <style:text-properties style:text-line-through-style="solid" style:text-line-through-type="single" fo:background-color="transparent" loext:char-shading-value="0"/>
    </style:style>
    <style:style style:name="T15" style:family="text">
      <style:text-properties style:text-line-through-style="solid" style:text-line-through-type="single" officeooo:rsid="00509ae4" fo:background-color="transparent" loext:char-shading-value="0"/>
    </style:style>
    <style:style style:name="T16" style:family="text">
      <style:text-properties style:text-line-through-style="solid" style:text-line-through-type="single" officeooo:rsid="00316fdf" fo:background-color="transparent" loext:char-shading-value="0"/>
    </style:style>
    <style:style style:name="T17" style:family="text">
      <style:text-properties style:text-line-through-style="solid" style:text-line-through-type="single" officeooo:rsid="002bf025"/>
    </style:style>
    <style:style style:name="T18" style:family="text">
      <style:text-properties officeooo:rsid="002bf025"/>
    </style:style>
    <style:style style:name="T19" style:family="text">
      <style:text-properties officeooo:rsid="004ca2ca"/>
    </style:style>
    <style:style style:name="T20" style:family="text">
      <style:text-properties fo:background-color="#ffff00" loext:char-shading-value="0"/>
    </style:style>
    <style:style style:name="T21" style:family="text">
      <style:text-properties officeooo:rsid="004ca2ca" fo:background-color="#ffff00" loext:char-shading-value="0"/>
    </style:style>
    <style:style style:name="T22" style:family="text">
      <style:text-properties officeooo:rsid="001e2a69" fo:background-color="#3399ff" loext:char-shading-value="0"/>
    </style:style>
    <style:style style:name="T23" style:family="text">
      <style:text-properties officeooo:rsid="001b262c" fo:background-color="#3399ff" loext:char-shading-value="0"/>
    </style:style>
    <style:style style:name="T24" style:family="text">
      <style:text-properties officeooo:rsid="001b262c"/>
    </style:style>
    <style:style style:name="T25" style:family="text">
      <style:text-properties style:text-underline-style="none" officeooo:rsid="001d7439" fo:background-color="#3399ff" loext:char-shading-value="0"/>
    </style:style>
    <style:style style:name="T26" style:family="text">
      <style:text-properties style:text-underline-style="none" officeooo:rsid="001d7439"/>
    </style:style>
    <style:style style:name="T27" style:family="text">
      <style:text-properties officeooo:rsid="001d269c"/>
    </style:style>
    <style:style style:name="T28" style:family="text">
      <style:text-properties fo:background-color="transparent" loext:char-shading-value="0"/>
    </style:style>
    <style:style style:name="T29" style:family="text">
      <style:text-properties officeooo:rsid="001b262c" fo:background-color="transparent" loext:char-shading-value="0"/>
    </style:style>
    <style:style style:name="T30" style:family="text">
      <style:text-properties officeooo:rsid="001e2a69"/>
    </style:style>
    <style:style style:name="T31" style:family="text">
      <style:text-properties officeooo:rsid="0038f319"/>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2_20_Dots_20_3_20_Dash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2"/>
      <text:p text:style-name="P14"><text:span text:style-name="T25"/></text:p>
      <text:p text:style-name="P37">-<text:span text:style-name="T20">Step is</text:span>to per &lt; efficienzxza bassa multi <text:span text:style-name="T1">senza errori giganti su zrec</text:span></text:p>
      <text:p text:style-name="P38"><text:s/><text:span text:style-name="T21">poi range di disegno su canvas li scegliamo dop</text:span><text:span text:style-name="T19">o</text:span></text:p>
      <text:p text:style-name="P39">scelta <text:span text:style-name="T24">parametri </text:span>const in codice o in chiamata funzione, <text:span text:style-name="T24">const tutti in cima</text:span></text:p>
      <text:p text:style-name="P39">nomi datamember e variabili</text:p>
      <text:p text:style-name="P26">-<text:span text:style-name="T3">warning</text:span></text:p>
      <text:p text:style-name="P24">const, </text:p>
      <text:p text:style-name="P31"><text:span text:style-name="T2">indentazione</text:span></text:p>
      <text:p text:style-name="P31"><text:span text:style-name="T2"/></text:p>
      <text:p text:style-name="P33"><text:span text:style-name="T2"><text:s/></text:span><text:span text:style-name="T31">If </text:span>di controllo, <text:span text:style-name="T30">controllo esistenza file (anche per file con isto eta), c</text:span><text:span text:style-name="T26">ontrolli in classi se user dà valori assurdi (return)</text:span></text:p>
      <text:p text:style-name="P31"><text:span text:style-name="T2"/></text:p>
      <text:p text:style-name="P27">Estetica istogrammi (colori, assi...)</text:p>
      <text:p text:style-name="P28">injclude</text:p>
      <text:p text:style-name="P29">commenti classi</text:p>
      <text:p text:style-name="P30">Controllare heap e stack</text:p>
      <text:p text:style-name="P35"><text:span text:style-name="T28">Estensioni file </text:span><text:span text:style-name="T29">(C, cpp, cxx)</text:span><text:span text:style-name="T7"> </text:span><text:span text:style-name="T4">verificare </text:span><text:span text:style-name="T5">se giusti </text:span><text:span text:style-name="T4">in relazione</text:span></text:p>
      <text:p text:style-name="P31"><text:span text:style-name="T3"/></text:p>
      <text:p text:style-name="P31"><text:span text:style-name="T3"/></text:p>
      <text:p text:style-name="P31"><text:span text:style-name="T3"/></text:p>
      <text:p text:style-name="P31"><text:span text:style-name="T3"/></text:p>
      <text:p text:style-name="P17"><text:span text:style-name="T14">getter const</text:span><text:span text:style-name="T12">, </text:span><text:span text:style-name="T13">n</text:span><text:span text:style-name="T15">omi funzioni maiuscoli, data member f+maiuscola+…..</text:span></text:p>
      <text:p text:style-name="P20"/>
      <text:p text:style-name="P21"/>
      <text:p text:style-name="P3">Theta e phi private in track</text:p>
      <text:p text:style-name="P18">v<text:span text:style-name="T14">aloori in classi settati da mettere da user (con possibilità di default per non dover cam</text:span><text:span text:style-name="T16">b</text:span><text:span text:style-name="T14">iare tutto)</text:span></text:p>
      <text:p text:style-name="P19"/>
      <text:p text:style-name="P34"><text:span text:style-name="T4"/></text:p>
      <text:p text:style-name="P9">Close files</text:p>
      <text:p text:style-name="P10">Possibilità settare sigma per vertice e smearing da user, <text:span text:style-name="T11">multiple scatter (in classi)</text:span></text:p>
      <text:p text:style-name="P5"/>
      <text:p text:style-name="P11">Controllare valori R e H (usimao metà spessore per raggi?)</text:p>
      <text:p text:style-name="P8">Controllare ms <text:span text:style-name="T27">(matrice)</text:span></text:p>
      <text:p text:style-name="P22"><text:span text:style-name="T18"><text:s/></text:span><text:span text:style-name="T17">salvo isto su file e macro a parte per disegni?</text:span></text:p>
      <text:p text:style-name="P23"/>
      <text:p text:style-name="P8">delete</text:p>
      <text:p text:style-name="P25"/>
      <text:p text:style-name="P8"><draw:line text:anchor-type="paragraph" draw:z-index="0" draw:name="Forma3" draw:style-name="gr1" draw:text-style-name="P40" svg:x1="3.499cm" svg:y1="5.319cm" svg:x2="3.448cm" svg:y2="4.008cm"><text:p/></draw:line><draw:path text:anchor-type="paragraph" draw:z-index="1" draw:name="Forma5" draw:style-name="gr1" draw:text-style-name="P40" svg:width="0.456cm" svg:height="0.038cm" draw:transform="rotate (0.418180888777841) translate (3.10268055555556cm 5.43101388888883cm)" svg:viewBox="0 0 457 39" svg:d="M0 0c141 22 282 12 424 24l33 15"><text:p/></draw:path><draw:frame text:anchor-type="paragraph" draw:z-index="2" draw:name="Forma7" draw:style-name="gr2" draw:text-style-name="P41" svg:width="0.186cm" svg:height="0.976cm" svg:x="2.831cm" svg:y="4.292cm"><draw:text-box><text:p>R2</text:p></draw:text-box></draw:frame><draw:frame text:anchor-type="paragraph" draw:z-index="3" draw:name="Forma10" draw:style-name="gr3" draw:text-style-name="P41" svg:width="1.276cm" svg:height="0.583cm" svg:x="8.264cm" svg:y="5.851cm"><draw:text-box><text:p>r’</text:p></draw:text-box></draw:frame><draw:path text:anchor-type="paragraph" draw:z-index="4" draw:name="Forma13" draw:style-name="gr4" draw:text-style-name="P42" svg:width="1.259cm" svg:height="0.407cm" draw:transform="rotate (-1.73590447403356) translate (3.89563193231605cm 3.96472435319855cm)" svg:viewBox="0 0 1260 408" svg:d="M134 242c132-3 261-31 389-65 148-39 292-84 445-124 387-102-121 179-185 168-160-28-308 146-471 116-46-9-481 114-144 37 154-36 310-39 461-90 146-49 290-30 426-83 347-138-91 14-160 14-149 0-294 49-441 73-140 24-567 84-426 71 162-14 323-70 481-117 164-49 338-83 487-169 72-42 503-159 81 36-164 76-320 172-489 232l-131 36-108 31"><text:p/></draw:path><draw:path text:anchor-type="paragraph" draw:z-index="5" draw:name="Forma14" draw:style-name="gr4" draw:text-style-name="P42" svg:width="0.519cm" svg:height="0.423cm" draw:transform="rotate (1.98897721557274) translate (3.37615927655299cm 5.55254855134716cm)" svg:viewBox="0 0 520 424" svg:d="M245 26c117-77 223 26 203 212-50 464 133-83 50-113-144-53-367 182-470 50-132-171 239-163 325-88l113 50-61 137-10 23"><text:p/></draw:path>copy constructor: const </text:p>
      <text:p text:style-name="P12"/>
      <text:p text:style-name="P7"><draw:path text:anchor-type="paragraph" draw:z-index="6" draw:name="Forma17" draw:style-name="gr4" draw:text-style-name="P42" svg:width="1.311cm" svg:height="0.024cm" svg:x="3.103cm" svg:y="4.457cm" svg:viewBox="0 0 1312 25" svg:d="M0 25c146-25 296-11 446-13 134-1 270 0 408 0 148 0 296 0 446 0l12-12"><text:p/></draw:path><draw:path text:anchor-type="paragraph" draw:z-index="7" draw:name="Forma18" draw:style-name="gr4" draw:text-style-name="P42" svg:width="0.694cm" svg:height="0.47cm" draw:transform="rotate (-1.5707963267949) translate (5.03413888888889cm 3.95008597673923cm)" svg:viewBox="0 0 695 471" svg:d="M271 434c132 0 529 0 397 0-178 0-367 58-533 0-339-118 55-162 148-185 235-58 57 490 150 49l74-123 99-126 37-49"><text:p/></draw:path><draw:polyline text:anchor-type="paragraph" draw:z-index="8" draw:name="Forma19" draw:style-name="gr4" draw:text-style-name="P42" svg:width="0.245cm" svg:height="0.028cm" draw:transform="rotate (0.218689755274889) translate (5.26873611111111cm 4.24568055555556cm)" svg:viewBox="0 0 246 29" draw:points="0,0 138,5 246,29"><text:p/></draw:polyline><draw:polyline text:anchor-type="paragraph" draw:z-index="9" draw:name="Forma20" draw:style-name="gr4" draw:text-style-name="P42" svg:width="0.352cm" svg:height="0.074cm" draw:transform="rotate (0.278380015693096) translate (5.30577777777778cm 4.46969444444445cm)" svg:viewBox="0 0 353 75" draw:points="0,0 137,14 270,51 353,75"><text:p/></draw:polyline><draw:path text:anchor-type="paragraph" draw:z-index="10" draw:name="Forma21" draw:style-name="gr4" draw:text-style-name="P42" svg:width="0.56cm" svg:height="0.483cm" draw:transform="rotate (-1.97571271325758) translate (6.25203887754376cm 4.04016401126293cm)" svg:viewBox="0 0 561 484" svg:d="M70 393c133 16 257-52 386-71 267-39-52-211-96-255-116-115-358-82-360 101l2 160 14 128-1 28"><text:p/></draw:path><draw:path text:anchor-type="paragraph" draw:z-index="11" draw:name="Forma22" draw:style-name="gr4" draw:text-style-name="P42" svg:width="0.246cm" svg:height="0.146cm" draw:transform="rotate (-1.24913214565234) translate (3.66163857739972cm 8.48299090609929cm)" svg:viewBox="0 0 247 147" svg:d="M84 108c429 48-248-259 133-8 178 117-511-22-62-8l-145 43 152-66-50 35z"><text:p/></draw:path><draw:path text:anchor-type="paragraph" draw:z-index="12" draw:name="Forma23" draw:style-name="gr4" draw:text-style-name="P42" svg:width="2.185cm" svg:height="2.119cm" draw:transform="rotate (-3.14159265358979) translate (4.70413321048065cm 9.73660493809182cm)" svg:viewBox="0 0 2186 2120" svg:d="M536 2045c157-16 293 75 446 74 140-1 284 1 422 0 175-2 351-46 494-138 121-78 309-181 286-370-20-159-8-325-62-483-53-156-130-302-187-457-61-166-115-349-235-484-99-111-252-195-420-185-149 9-312-23-458 25-131 42-261 79-385 136-158 72-171 269-271 395-92 114-124 259-149 397-28 162-28 335 50 495 68 142 42 341 197 432l136 99 136 51 113 25"><text:p/></draw:path><draw:path text:anchor-type="paragraph" draw:z-index="13" draw:name="Forma24" draw:style-name="gr4" draw:text-style-name="P42" svg:width="0.895cm" svg:height="0.334cm" draw:transform="rotate (0.58800142499689) translate (3.73415277777778cm 8.62197222222223cm)" svg:viewBox="0 0 896 335" svg:d="M0 0c187 19 356 102 532 162l190 94 140 79 34-7"><text:p/></draw:path><draw:path text:anchor-type="paragraph" draw:z-index="14" draw:name="Forma25" draw:style-name="gr4" draw:text-style-name="P42" svg:width="0.49cm" svg:height="0.342cm" draw:transform="rotate (-1.4463543511277) translate (4.15493422732601cm 8.74072953226592cm)" svg:viewBox="0 0 491 343" svg:d="M229 303c52-16 486 97 112 2-110-28-434 51-315-164 92-168 290 198 358-80l20-61"><text:p/></draw:path><draw:path text:anchor-type="paragraph" draw:z-index="15" draw:name="Forma26" draw:style-name="gr4" draw:text-style-name="P42" svg:width="0.425cm" svg:height="0.164cm" draw:transform="rotate (0.58800142499689) translate (2.56998611111111cm 6.60368055555556cm)" svg:viewBox="0 0 426 165" svg:d="M0 0c137 23 289 44 395 145l31 20"><text:p/></draw:path><draw:polyline text:anchor-type="paragraph" draw:z-index="16" draw:name="Forma27" draw:style-name="gr4" draw:text-style-name="P42" svg:width="0.422cm" svg:height="0.083cm" draw:transform="rotate (-0.124441975667196) translate (3.91936111111111cm 6.59186111111111cm)" svg:viewBox="0 0 423 84" draw:points="0,0 150,6 322,72 423,84"><text:p/></draw:polyline><draw:path text:anchor-type="paragraph" draw:z-index="17" draw:name="Forma28" draw:style-name="gr4" draw:text-style-name="P42" svg:width="0.598cm" svg:height="0.032cm" draw:transform="rotate (-0.927293431584588) translate (5.06983912917936cm 7.27682895572854cm)" svg:viewBox="0 0 599 33" svg:d="M0 14c192 62 384-54 577 16l22-30"><text:p/></draw:path><draw:path text:anchor-type="paragraph" draw:z-index="18" draw:name="Forma29" draw:style-name="gr4" draw:text-style-name="P42" svg:width="0.641cm" svg:height="0.188cm" draw:transform="rotate (0.321664181142555) translate (2.31020408514215cm 5.59887572066627cm)" svg:viewBox="0 0 642 189" svg:d="M0 2c202-15 384 75 564 148l78 39"><text:p/></draw:path><draw:path text:anchor-type="paragraph" draw:z-index="19" draw:name="Forma30" draw:style-name="gr4" draw:text-style-name="P42" svg:width="0.892cm" svg:height="0.334cm" svg:x="4.03cm" svg:y="5.489cm" svg:viewBox="0 0 893 335" svg:d="M0 0c217 16 416 111 607 212l136 49 150 74"><text:p/></draw:path><draw:path text:anchor-type="paragraph" draw:z-index="20" draw:name="Forma31" draw:style-name="gr4" draw:text-style-name="P42" svg:width="0.849cm" svg:height="0.168cm" draw:transform="rotate (-0.598996999284454) translate (5.91255555555556cm 6.30555555555556cm)" svg:viewBox="0 0 850 169" svg:d="M0 0c262 37 531 52 785 139l65 30"><text:p/></draw:path><draw:path text:anchor-type="paragraph" draw:z-index="21" draw:name="Forma32" draw:style-name="gr4" draw:text-style-name="P42" svg:width="3.264cm" svg:height="0.145cm" draw:transform="rotate (1.40935337098542) translate (3.46684952359504cm 8.47602007341929cm)" svg:viewBox="0 0 3265 146" svg:d="M0 146c217-5 434-12 649-18 345-10 689-39 1033-56 146-7 290-23 429-57 207-52 414 53 618 24 158-23 311 44 463-13l73-12"><text:p/></draw:path><draw:path text:anchor-type="paragraph" draw:z-index="22" draw:name="Forma33" draw:style-name="gr4" draw:text-style-name="P42" svg:width="0.525cm" svg:height="0.14cm" draw:transform="rotate (-0.982794901798007) translate (4.06128693308492cm 5.3740265034381cm)" svg:viewBox="0 0 526 141" svg:d="M0 141c181 2 354-63 520-131l6-10"><text:p/></draw:path><draw:path text:anchor-type="paragraph" draw:z-index="23" draw:name="Forma34" draw:style-name="gr4" draw:text-style-name="P42" svg:width="0.837cm" svg:height="0.21cm" draw:transform="rotate (0.851895207898432) translate (3.72924447317543cm 5.65955183932114cm)" svg:viewBox="0 0 838 211" svg:d="M0 7c216-32 416 62 627 76l154 63 57 65"><text:p/></draw:path><draw:path text:anchor-type="paragraph" draw:z-index="24" draw:name="Forma35" draw:style-name="gr4" draw:text-style-name="P42" svg:width="1.069cm" svg:height="0.274cm" draw:transform="rotate (-1.01211643323151) translate (4.02047235004779cm 5.06484628112464cm)" svg:viewBox="0 0 1070 275" svg:d="M0 265c200 40 391-53 578-107l184-60 172-67 136-31"><text:p/></draw:path><draw:path text:anchor-type="paragraph" draw:z-index="25" draw:name="Forma36" draw:style-name="gr4" draw:text-style-name="P42" svg:width="1.63cm" svg:height="0.106cm" draw:transform="rotate (0.708603676309698) translate (3.56361928675962cm 5.66861747976765cm)" svg:viewBox="0 0 1631 107" svg:d="M0 91c248 39 499-2 744-31 181-21 360-40 540-60l202 11 126 43 19 16"><text:p/></draw:path><draw:polyline text:anchor-type="paragraph" draw:z-index="26" draw:name="Forma37" draw:style-name="gr4" draw:text-style-name="P42" svg:width="0.48cm" svg:height="0.039cm" draw:transform="rotate (-0.899891762328276) translate (4.15293382669298cm 6.52282362912154cm)" svg:viewBox="0 0 481 40" draw:points="0,30 213,40 421,16 481,0"><text:p/></draw:polyline><draw:path text:anchor-type="paragraph" draw:z-index="27" draw:name="Forma38" draw:style-name="gr4" draw:text-style-name="P42" svg:width="0.681cm" svg:height="0.094cm" draw:transform="rotate (0.785398163397448) translate (3.98902191047666cm 6.97025802158776cm)" svg:viewBox="0 0 682 95" svg:d="M0 6c211-23 417 25 621 63l61 26"><text:p/></draw:path><draw:path text:anchor-type="paragraph" draw:z-index="28" draw:name="Forma39" draw:style-name="gr4" draw:text-style-name="P42" svg:width="3.885cm" svg:height="1.176cm" draw:transform="rotate (-1.5707963267949) translate (5.04648611111111cm 5.19327777777777cm)" svg:viewBox="0 0 3886 1177" svg:d="M0 1177c139 1 258-71 395-99 147-30 266-143 434-148 145-5 284-73 434-101 145-27 287-44 420-136 120-83 282-78 421-123 138-45 281-58 420-111 133-51 291-23 422-87 127-62 271-19 397-99 125-79 298-81 407-199l136-74-37 12"><text:p/></draw:path><draw:path text:anchor-type="paragraph" draw:z-index="29" draw:name="Forma40" draw:style-name="gr4" draw:text-style-name="P42" svg:width="0.614cm" svg:height="0.568cm" draw:transform="rotate (1.70989906817884) translate (4.28174310262201cm 8.52796618818824cm)" svg:viewBox="0 0 615 569" svg:d="M39 115c134-1 280-103 394-44 147 75-97 414 49 455 142 40 118-299 74-438-61-190-276-17-414 17-345 83 31-122 157-53 109 60 310 73 254 235l30 141 32 129-2 12"><text:p/></draw:path><draw:path text:anchor-type="paragraph" draw:z-index="30" draw:name="Forma41" draw:style-name="gr4" draw:text-style-name="P42" svg:width="0.241cm" svg:height="0.313cm" svg:x="3.878cm" svg:y="5.39cm" svg:viewBox="0 0 242 314" svg:d="M103 49c217-90 136 242 50 261-193 44-210-299-13-310l25 123-37-12"><text:p/></draw:path><draw:path text:anchor-type="paragraph" draw:z-index="31" draw:name="Forma42" draw:style-name="gr4" draw:text-style-name="P42" svg:width="3.404cm" svg:height="4.953cm" draw:transform="rotate (-1.5707963267949) translate (6.46994444444445cm 4.38993055555556cm)" svg:viewBox="0 0 3405 4954" svg:d="M1423 4951c135 16 263-41 396-61 146-23 268-110 396-173 161-80 237-228 346-360 120-145 209-316 323-469 95-128 163-279 259-410 86-116 133-262 198-395 70-143 61-305 63-458 2-134 1-272 0-410-1-139 5-278-24-419-33-154 16-330-64-471-74-131-94-272-160-408-75-153-145-321-272-434-129-114-261-241-446-271-173-28-335-126-508-150-469-67-946-36-1411 24l-309 13h-124l-86-99"><text:p/></draw:path><draw:path text:anchor-type="paragraph" draw:z-index="32" draw:name="Forma43" draw:style-name="gr4" draw:text-style-name="P42" svg:width="0.372cm" svg:height="0.752cm" draw:transform="rotate (1.5707963267949) translate (4.21987209748708cm 9.30487115965484cm)" svg:viewBox="0 0 373 753" svg:d="M100 22c150-120 300 289 49 185-263-108-96 125-24 247 185 316 398-123 100-86-128 16-328 228-162 360l37 25"><text:p/></draw:path><draw:path text:anchor-type="paragraph" draw:z-index="33" draw:name="Forma44" draw:style-name="gr4" draw:text-style-name="P42" svg:width="0.595cm" svg:height="0.457cm" draw:transform="rotate (-3.14159265358979) translate (5.50333333333333cm 9.36537500000001cm)" svg:viewBox="0 0 596 458" svg:d="M185 446c129-19 306 69 383-61 69-117 7-313-148-360l-148-25-186 37-86 37"><text:p/></draw:path><draw:path text:anchor-type="paragraph" draw:z-index="34" draw:name="Forma45" draw:style-name="gr4" draw:text-style-name="P42" svg:width="0.36cm" svg:height="0.313cm" draw:transform="rotate (-0.909840139064645) translate (3.83096544793418cm 6.21796086233484cm)" svg:viewBox="0 0 361 314" svg:d="M0 185c60 67 517-121 306 129l-84-113 27-135 36-66"><text:p/></draw:path><draw:path text:anchor-type="paragraph" draw:z-index="35" draw:name="Forma46" draw:style-name="gr4" draw:text-style-name="P42" svg:width="5.037cm" svg:height="1.588cm" draw:transform="rotate (-1.5707963267949) translate (5.60387499999999cm 5.40251388888889cm)" svg:viewBox="0 0 5038 1589" svg:d="M0 1586c168 12 337-19 496-74 164-58 324-138 495-187 150-44 288-134 445-173 175-44 349-120 495-235 126-98 293-115 447-111 141 3 271-30 407-49 152-22 295-92 446-126 150-33 302-70 445-135 183-84 381-156 582-198 162-34 305-122 459-185l135-50 149-63 37 25"><text:p/></draw:path><draw:path text:anchor-type="paragraph" draw:z-index="36" draw:name="Forma47" draw:style-name="gr4" draw:text-style-name="P42" svg:width="0.303cm" svg:height="0.348cm" draw:transform="rotate (-0.775275253735882) translate (3.55158352809623cm 4.08419356676473cm)" svg:viewBox="0 0 304 349" svg:d="M0 253c32 73 479-244 228 19-243 255-128-196-120-263l9-9"><text:p/></draw:path><draw:path text:anchor-type="paragraph" draw:z-index="37" draw:name="Forma48" draw:style-name="gr4" draw:text-style-name="P42" svg:width="2.288cm" svg:height="2.382cm" draw:transform="rotate (2.73667626712711) translate (9.96348112353317cm 9.46243397922724cm)" svg:viewBox="0 0 2289 2383" svg:d="M877 2383c186 5 373-37 540-122 176-91 361-166 517-304 161-143 289-318 340-522 42-166-15-322-43-481-20-119-86-233-146-340-66-120-141-241-240-342-168-172-409-274-656-272-174 2-352-3-528 25-180 29-348 114-454 262-120 165-248 344-194 582 41 182 70 367 62 553-7 164-9 359 97 482 140 161 373 207 567 283l181 110 174 60 11-5"><text:p/></draw:path><draw:path text:anchor-type="paragraph" draw:z-index="38" draw:name="Forma49" draw:style-name="gr4" draw:text-style-name="P42" svg:width="1.161cm" svg:height="0.069cm" draw:transform="rotate (0.197396738400559) translate (9.27846279457377cm 8.06975883722921cm)" svg:viewBox="0 0 1162 70" svg:d="M0 70c150-42 310 17 458-22 150-40 287 31 432-14l192-12 80-22"><text:p/></draw:path><draw:path text:anchor-type="paragraph" draw:z-index="39" draw:name="Forma50" draw:style-name="gr4" draw:text-style-name="P42" svg:width="3.495cm" svg:height="4.007cm" draw:transform="rotate (-0.875980751575955) translate (11.058124214336cm 3.47982590677746cm)" svg:viewBox="0 0 3496 4008" svg:d="M0 3991c199 10 399 18 599 17 214 0 430 3 647-41 171-34 350-56 517-118 140-53 298-71 436-135 147-68 276-181 415-267 127-78 233-188 373-254 137-65 242-196 321-328 96-158 170-338 181-526 12-179 13-368-33-542-43-165-138-315-234-454-82-119-196-217-292-324-113-127-255-226-375-345-150-149-337-214-504-323-135-89-288-144-431-215l-147-58-192-78"><text:p/></draw:path><draw:path text:anchor-type="paragraph" draw:z-index="40" draw:name="Forma51" draw:style-name="gr4" draw:text-style-name="P42" svg:width="3.202cm" svg:height="0.246cm" draw:transform="rotate (-1.21195663258486) translate (9.67371035137911cm 5.05259038106414cm)" svg:viewBox="0 0 3203 247" svg:d="M0 12c228-20 459-12 686 5 200 15 403-30 598 26 185 54 369-8 558 25 175 30 356 1 536 17 157 13 316 1 465 66l111 55 187 31 62 10"><text:p/></draw:path><draw:path text:anchor-type="paragraph" draw:z-index="41" draw:name="Forma52" draw:style-name="gr4" draw:text-style-name="P42" svg:width="0.817cm" svg:height="0.368cm" draw:transform="rotate (-0.950506310636112) translate (10.5119319199543cm 7.34934226550961cm)" svg:viewBox="0 0 818 369" svg:d="M0 359c163 42 308-62 437-145l120-82 173-73 88-59"><text:p/></draw:path><draw:path text:anchor-type="paragraph" draw:z-index="42" draw:name="Forma53" draw:style-name="gr4" draw:text-style-name="P42" svg:width="1.142cm" svg:height="0.444cm" draw:transform="rotate (1.32575209981489) translate (10.377304442882cm 8.13848213907677cm)" svg:viewBox="0 0 1143 445" svg:d="M0 3c205-24 395 89 566 179 160 83 333 137 499 206l78 57"><text:p/></draw:path></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draw:line text:anchor-type="paragraph" draw:z-index="43" draw:name="Forma54" draw:style-name="gr4" draw:text-style-name="P42" svg:x1="0.688cm" svg:y1="-0.104cm" svg:x2="7.075cm" svg:y2="-0.153cm"><text:p/></draw:line><draw:path text:anchor-type="paragraph" draw:z-index="46" draw:name="Forma57" draw:style-name="gr4" draw:text-style-name="P42" svg:width="1.498cm" svg:height="7.08cm" draw:transform="rotate (1.5707963267949) translate (0.588693298409987cm -0.197555555555556cm)" svg:viewBox="0 0 1499 7081" svg:d="M210 13c217-80 282 233 407 323 193 137 270 372 410 557 143 190 261 413 296 654 18 127 79 254 63 385-19 160 45 302 62 459 21 190 23 377 37 567 14 193 23 389 0 583-23 199-45 391-86 594-37 183-144 328-163 508-14 143-90 270-123 407-36 149-93 288-136 434-54 187-109 383-222 545-99 143-142 295-212 457-85 198-218 341-345 496l-136 86-62 13"><text:p/></draw:path><draw:path text:anchor-type="paragraph" draw:z-index="47" draw:name="Forma58" draw:style-name="gr4" draw:text-style-name="P42" svg:width="0.697cm" svg:height="0.018cm" draw:transform="rotate (-1.46188778147045) translate (7.00771062992213cm -1.64780580919056cm)" svg:viewBox="0 0 698 19" svg:d="M0 19c193-30 391-17 587-10h111"><text:p/></draw:path><draw:path text:anchor-type="paragraph" draw:z-index="48" draw:name="Forma59" draw:style-name="gr4" draw:text-style-name="P42" svg:width="0.184cm" svg:height="0.754cm" svg:x="7.472cm" svg:y="-1.621cm" svg:viewBox="0 0 185 755" svg:d="M0 0c30 247 155 469 185 718v37"><text:p/></draw:path><draw:path text:anchor-type="paragraph" draw:z-index="49" draw:name="Forma60" draw:style-name="gr4" draw:text-style-name="P42" svg:width="0.61cm" svg:height="0.202cm" draw:transform="rotate (0.510508806208341) translate (7.02457016175937cm -1.21357601429347cm)" svg:viewBox="0 0 611 203" svg:d="M0 2c186-21 319 130 498 151l113 50"><text:p/></draw:path><draw:polyline text:anchor-type="paragraph" draw:z-index="50" draw:name="Forma61" draw:style-name="gr4" draw:text-style-name="P42" svg:width="0.499cm" svg:height="0.079cm" draw:transform="rotate (-0.785398163397448) translate (0.607659722222142cm -0.290159722222197cm)" svg:viewBox="0 0 500 80" draw:points="0,79 176,80 413,35 500,0"><text:p/></draw:polyline><draw:path text:anchor-type="paragraph" draw:z-index="51" draw:name="Forma62" draw:style-name="gr4" draw:text-style-name="P42" svg:width="0.88cm" svg:height="0.093cm" draw:transform="rotate (1.21195663258486) translate (0.465191367974017cm 0.273224503346544cm)" svg:viewBox="0 0 881 94" svg:d="M0 1c272-4 545 16 816 25l65 68"><text:p/></draw:path><draw:line text:anchor-type="paragraph" draw:z-index="54" draw:name="Forma65" draw:style-name="gr5" draw:text-style-name="P42" svg:x1="0.614cm" svg:y1="-0.146cm" svg:x2="11.594cm" svg:y2="1.784cm"><text:p/></draw:line><draw:path text:anchor-type="paragraph" draw:z-index="62" draw:name="Forma73" draw:style-name="gr4" draw:text-style-name="P42" svg:width="1.37cm" svg:height="0.932cm" draw:transform="rotate (-0.141895268187139) translate (10.1626427116278cm 0.0573445385872283cm)" svg:viewBox="0 0 1371 933" svg:d="M0 293c178 0 358-37 524-100 132-49 269-88 408-108 30-4 535-187 200-3-199 108-266 351-386 530-43 64-381 401-32 304 172-47 295-199 461-265l173-112 23-16"><text:p/></draw:path><draw:path text:anchor-type="paragraph" draw:z-index="64" draw:name="Forma75" draw:style-name="gr4" draw:text-style-name="P42" svg:width="1.092cm" svg:height="0.703cm" draw:transform="rotate (-1.4463543511277) translate (13.4822622683889cm 0.139621157424474cm)" svg:viewBox="0 0 1093 704" svg:d="M0 680c172-11 346-28 518-47 184-21 437-210 558-67 109 129-327 183-449 93-131-96 34-305-5-461l-6-152 31-46"><text:p/></draw:path><draw:path text:anchor-type="paragraph" draw:z-index="65" draw:name="Forma76" draw:style-name="gr4" draw:text-style-name="P42" svg:width="0.38cm" svg:height="2.527cm" svg:x="0.782cm" svg:y="-0.208cm" svg:viewBox="0 0 381 2528" svg:d="M118 148c-11 594 151 1190 74 1781-11 85 340 1043 111 348-139-423-110-884-148-1325-18-213-85-421-87-644-6-837-150 278 0 459 249 299 54 783 99 1175 8 63 107 781 37 148-65-594 25-1208-86-1794-160-841-2 752 74 1027 119 430-5 755 37 1139v12"><text:p/></draw:path><draw:path text:anchor-type="paragraph" draw:z-index="68" draw:name="Forma79" draw:style-name="gr4" draw:text-style-name="P42" svg:width="1.135cm" svg:height="0.303cm" draw:transform="rotate (0.708603676309698) translate (0.718891555218366cm 0.484857376704182cm)" svg:viewBox="0 0 1136 304" svg:d="M133 47c160-5 270 129 415 160 188 41 486-192 577-25 86 157-340 86-509 117-186 34-341-100-510-145-257-69 23-252 107-87 81 158 313 80 462 87 406 18-144 79-194 94-411 119 30-198 110-53l132 16"><text:p/></draw:path><draw:path text:anchor-type="paragraph" draw:z-index="69" draw:name="Forma80" draw:style-name="gr4" draw:text-style-name="P42" svg:width="0.987cm" svg:height="0.212cm" svg:x="1.27cm" svg:y="-0.06cm" svg:viewBox="0 0 988 213" svg:d="M0 62c148-27 291 23 434 61 134 36 268 99 407 87 376-32-79 30-172-12-177-81-334-170-521-198"><text:p/></draw:path><draw:path text:anchor-type="paragraph" draw:z-index="72" draw:name="Forma83" draw:style-name="gr4" draw:text-style-name="P42" svg:width="0.846cm" svg:height="0.701cm" draw:transform="rotate (-0.245044226980005) translate (1.01752122281967cm -0.222856773508087cm)" svg:viewBox="0 0 847 702" svg:d="M0 690c148 55 263-98 383-147 38-16 445-286 135-123-138 73-330 286-428 171-95-111 266-127 395-201 56-32 432-360 89-60-108 94-305 389-361 243-65-166 280-197 406-318 45-44 387-473 137-111-90 132-236 212-388 237l-128-6-33-30"><text:p/></draw:path><draw:path text:anchor-type="paragraph" draw:z-index="73" draw:name="Forma84" draw:style-name="gr4" draw:text-style-name="P42" svg:width="3.988cm" svg:height="1.825cm" draw:transform="rotate (-0.588001424996891) translate (2.09780222528522cm -1.61653360694761cm)" svg:viewBox="0 0 3989 1826" svg:d="M0 1826c563-123 1078-386 1633-539 267-74 449-315 707-412 480-181 891-480 1348-704l157-75 124-82 20-14"><text:p/></draw:path></text:p>
      <text:p text:style-name="P15"><draw:path text:anchor-type="paragraph" draw:z-index="52" draw:name="Forma63" draw:style-name="gr4" draw:text-style-name="P42" svg:width="0.748cm" svg:height="0.134cm" draw:transform="rotate (-0.927293431584588) translate (6.94816878470763cm 0.127282832770142cm)" svg:viewBox="0 0 749 135" svg:d="M0 135c205-18 417-12 616-81l133-54"><text:p/></draw:path><draw:path text:anchor-type="paragraph" draw:z-index="53" draw:name="Forma64" draw:style-name="gr5" draw:text-style-name="P42" svg:width="1.098cm" svg:height="0.075cm" draw:transform="rotate (0.73548174679041) translate (6.64280555555553cm 0.790222222222319cm)" svg:viewBox="0 0 1099 76" svg:d="M0 0c258 15 516 48 774 49l158 9 167 18"><text:p/></draw:path><draw:path text:anchor-type="paragraph" draw:z-index="60" draw:name="Forma71" draw:style-name="gr4" draw:text-style-name="P42" svg:width="4.189cm" svg:height="5.219cm" draw:transform="rotate (0.851895207898432) translate (4.31623611111119cm 1.17298611111111cm)" svg:viewBox="0 0 4190 5220" svg:d="M0 0c191 18 384 62 560 134 205 82 415 169 595 302 125 92 266 165 405 238 161 84 312 191 452 310s318 197 452 329c154 151 329 279 489 427 152 142 285 297 426 450 112 120 215 255 289 406 74 149 155 298 206 460 58 183 173 350 201 548 33 233 97 468 93 709-4 197 40 396 14 597l-29 173-63 137-49-56"><text:p/></draw:path><draw:path text:anchor-type="paragraph" draw:z-index="63" draw:name="Forma74" draw:style-name="gr4" draw:text-style-name="P42" svg:width="1cm" svg:height="0.782cm" draw:transform="rotate (0.278380015693096) translate (11.4422927510606cm 0.356223861240292cm)" svg:viewBox="0 0 1001 783" svg:d="M0 372c171 24 337-76 441-195 114-130-142-286-198-69-50 193 81 272 193 312 151 54 261-195 415-189 184 6 152 329 139 503l-53 49"><text:p/></draw:path><draw:path text:anchor-type="paragraph" draw:z-index="66" draw:name="Forma77" draw:style-name="gr4" draw:text-style-name="P42" svg:width="1.538cm" svg:height="0.271cm" draw:transform="rotate (-1.5707963267949) translate (0.601362293509575cm 0.280015063867391cm)" svg:viewBox="0 0 1539 272" svg:d="M498 74c167 11 338-23 506-12 48 3 550-3 173 12-148 6-296 0-445 0-421 0 173-1 198 0 157 6 415-161 471-12 51 135-273 37-409 37-157 0-435 141-469-13-33-141 287-44 432-49 148-5 298-8 446-25 378-42-131 147-236 62-136-109-346 19-519 12s-347 28-520 25c-371-6 195 0 197 0 150 2 309-27 459 0 58 10 575-79 210 86l-235 37-173 13-113 25"><text:p/></draw:path></text:p>
      <text:p text:style-name="P15"><draw:line text:anchor-type="paragraph" draw:z-index="44" draw:name="Forma55" draw:style-name="gr4" draw:text-style-name="P42" svg:x1="0.937cm" svg:y1="0.148cm" svg:x2="6.977cm" svg:y2="0.012cm"><text:p/></draw:line><draw:line text:anchor-type="paragraph" draw:z-index="45" draw:name="Forma56" draw:style-name="gr4" draw:text-style-name="P42" svg:x1="-0.512cm" svg:y1="1.28cm" svg:x2="10.17cm" svg:y2="0.945cm"><text:p/></draw:line><draw:path text:anchor-type="paragraph" draw:z-index="55" draw:name="Forma66" draw:style-name="gr4" draw:text-style-name="P42" svg:width="0.774cm" svg:height="0.157cm" draw:transform="rotate (-1.3554226970988) translate (3.94420233292876cm 0.739753295993248cm)" svg:viewBox="0 0 775 158" svg:d="M181 78c192-30 453 173 578 25 101-121-309-57-464-76l-122-27-134 34-39 4"><text:p/></draw:path><draw:path text:anchor-type="paragraph" draw:z-index="56" draw:name="Forma67" draw:style-name="gr4" draw:text-style-name="P42" svg:width="0.655cm" svg:height="0.958cm" draw:transform="rotate (0.141895268187139) translate (2.62257932533181cm 1.74050055590532cm)" svg:viewBox="0 0 656 959" svg:d="M9 0c166 27 332 19 500 7 415-28-181 138-205 210-55 168-294 261-304 457-7 150 154 359 327 259l152-103 97-74"><text:p/></draw:path><draw:path text:anchor-type="paragraph" draw:z-index="57" draw:name="Forma68" draw:style-name="gr4" draw:text-style-name="P42" svg:width="0.569cm" svg:height="0.038cm" svg:x="3.932cm" svg:y="1.9cm" svg:viewBox="0 0 570 39" svg:d="M0 37c169 11 337-25 508-37h62"><text:p/></draw:path><draw:path text:anchor-type="paragraph" draw:z-index="58" draw:name="Forma69" draw:style-name="gr4" draw:text-style-name="P42" svg:width="0.556cm" svg:height="0.011cm" svg:x="3.771cm" svg:y="2.482cm" svg:viewBox="0 0 557 12" svg:d="M0 12c146-1 296 0 445 0l112-12"><text:p/></draw:path><draw:path text:anchor-type="paragraph" draw:z-index="59" draw:name="Forma70" draw:style-name="gr4" draw:text-style-name="P42" svg:width="0.851cm" svg:height="1.402cm" draw:transform="rotate (-2.97648450635113) translate (5.73522201804591cm 2.6678549514376cm)" svg:viewBox="0 0 852 1403" svg:d="M352 1252c150 23 351 18 414-145 66-172 77-363 79-550 2-161 50-407-133-488-137-60-303-26-453-63-206-49-275 201-256 335 25 174 2 365 75 526 92 201 276 337 448 464l116 70 12 2"><text:p/></draw:path><draw:path text:anchor-type="paragraph" draw:z-index="61" draw:name="Forma72" draw:style-name="gr4" draw:text-style-name="P42" svg:width="1.022cm" svg:height="0.112cm" draw:transform="rotate (0.165108147238664) translate (10.2932253726427cm 0.952809323930737cm)" svg:viewBox="0 0 1023 113" svg:d="M0 5c179-24 354 43 530 63 135 16 272 10 405 43l88 2"><text:p/></draw:path><draw:path text:anchor-type="paragraph" draw:z-index="67" draw:name="Forma78" draw:style-name="gr4" draw:text-style-name="P42" svg:width="0.952cm" svg:height="0.052cm" svg:x="0.231cm" svg:y="0.103cm" svg:viewBox="0 0 953 53" svg:d="M0 50c148 11 298-13 445-37 133-22 271-9 409-12l99 12"><text:p/></draw:path><draw:path text:anchor-type="paragraph" draw:z-index="70" draw:name="Forma81" draw:style-name="gr4" draw:text-style-name="P42" svg:width="6.67cm" svg:height="7.871cm" draw:transform="skewX (-7.09439507731234E-017) rotate (-0.875980751575955) translate (7.10713845302966cm -3.27610422261016cm)" svg:viewBox="0 0 6671 7872" svg:d="M0 7872c210-37 422-24 635-68 189-39 377-78 569-120 211-47 419-134 621-224 213-96 436-183 632-312 244-162 480-332 728-488 289-182 522-419 786-635 167-137 324-281 459-454 136-174 294-336 409-529 115-196 234-395 360-587 95-145 189-296 267-455 65-133 160-252 247-374 78-108 133-320 271-305 385 42-465 492 48-155 269-338 262-820 424-1224 94-234 146-487 180-737 21-155 108-372-113-466-149-63-279-166-409-260-130-95-257-199-363-319l-79-98 3-62"><text:p/></draw:path><draw:path text:anchor-type="paragraph" draw:z-index="71" draw:name="Forma82" draw:style-name="gr4" draw:text-style-name="P42" svg:width="1.904cm" svg:height="1.956cm" draw:transform="rotate (2.46684836476878) translate (2.69671901232398cm 2.37495880523677cm)" svg:viewBox="0 0 1905 1957" svg:d="M0 1957c169-6 354 2 495-95 115-80 225-171 343-243 164-100 309-227 445-356 142-136 258-297 360-462 77-125 106-274 201-382 58-66-181-662 25-307 115 197-74 441-176 633-80 151-208 276-327 404-106 113-237 203-359 303l-117 93-135 108h-79"><text:p/></draw:path><draw:path text:anchor-type="paragraph" draw:z-index="74" draw:name="Forma85" draw:style-name="gr4" draw:text-style-name="P42" svg:width="0.311cm" svg:height="9.63cm" draw:transform="rotate (1.5707963267949) translate (-1.05656944444444cm 12.4856944444445cm)" svg:viewBox="0 0 312 9631" svg:d="M0 0c180 198 65 496 101 730 51 344 27 692 49 1039 29 448-2 900 0 1350 1 312-18 629 12 941 37 373 29 752 62 1126 23 263-5 531 37 792 35 217 21 437 37 656 14 196 0 397 0 594 0 149 0 297 0 447 0 139 0 278 0 419 0 135 8 274 0 410-10 178 23 353 12 532-8 142 2 288 0 433l-74 162"><text:p/></draw:path><draw:path text:anchor-type="paragraph" draw:z-index="75" draw:name="Forma86" draw:style-name="gr4" draw:text-style-name="P42" svg:width="1.138cm" svg:height="0.012cm" draw:transform="rotate (-1.5707963267949) translate (0.206374999999999cm 11.688513888889cm)" svg:viewBox="0 0 1139 13" svg:d="M0 12c139 2 280 0 422 0 148 0 296 2 446 0h148l123-12"><text:p/></draw:path><draw:path text:anchor-type="paragraph" draw:z-index="76" draw:name="Forma87" draw:style-name="gr4" draw:text-style-name="P42" svg:width="0.745cm" svg:height="0.695cm" draw:transform="rotate (-1.5707963267949) translate (0.332879426116438cm 12.8524166666665cm)" svg:viewBox="0 0 746 696" svg:d="M86 585c136-3 274-5 410-12 167-9 312-223 222-335-86-108-240-355-408-173-109 118-306 197-310 384v148l25 99"><text:p/></draw:path><draw:path text:anchor-type="paragraph" draw:z-index="77" draw:name="Forma88" draw:style-name="gr4" draw:text-style-name="P42" svg:width="1.176cm" svg:height="0.136cm" draw:transform="rotate (-1.5707963267949) translate (1.64218055555555cm 11.9374027777778cm)" svg:viewBox="0 0 1177 137" svg:d="M0 136c247 10 473-106 718-124 152-10 305-8 459-12"><text:p/></draw:path><draw:path text:anchor-type="paragraph" draw:z-index="78" draw:name="Forma89" draw:style-name="gr4" draw:text-style-name="P42" svg:width="2.108cm" svg:height="1.636cm" draw:transform="rotate (1.5707963267949) translate (0.169333333333333cm 12.3702083333334cm)" svg:viewBox="0 0 2109 1637" svg:d="M891 0c201 44 404 65 607 86 142 16 299-19 432 37 153 66 70 286 61 433-9 158 72 285 50 446-22 157 12 316 51 471 81 323-152 63-273 99-157 45-332 12-496 0-152-12-309 16-457-25-152-42-307 0-459-37h-123-173-111"><text:p/></draw:path><draw:path text:anchor-type="paragraph" draw:z-index="79" draw:name="Forma90" draw:style-name="gr4" draw:text-style-name="P42" svg:width="0.586cm" svg:height="0.653cm" draw:transform="rotate (0.982794901798007) translate (1.28611982050277cm 14.0934595666005cm)" svg:viewBox="0 0 587 654" svg:d="M0 40c189 1 460-114 564 42 112 167-217 320-344 466l-106 86-31 20"><text:p/></draw:path><draw:path text:anchor-type="paragraph" draw:z-index="80" draw:name="Forma91" draw:style-name="gr4" draw:text-style-name="P42" svg:width="4.415cm" svg:height="2.607cm" draw:transform="rotate (1.5707963267949) translate (1.6212821714048cm 12.6820416666667cm)" svg:viewBox="0 0 4416 2608" svg:d="M2452 107c157-1 315-13 469 0 166 15 321-42 483-24 168 18 320-34 484-74 225-57 247 178 247 308 0 161 37 321 49 484 16 213 67 409 99 619 37 241 108 483 99 730-6 150 107 476-50 457-437-55-804-364-1199-556-392-189-817-320-1251-360-185-17-372 7-557-12-164-17-313 24-471 49-166 26-330 74-494 124l-125 25-173 61-62-12"><text:p/></draw:path><draw:path text:anchor-type="paragraph" draw:z-index="81" draw:name="Forma92" draw:style-name="gr4" draw:text-style-name="P42" svg:width="1.058cm" svg:height="1.137cm" draw:transform="rotate (0.785398163397448) translate (3.03617600256196cm 13.6236927983505cm)" svg:viewBox="0 0 1059 1138" svg:d="M583 0c164-5 304 100 421 210 196 183-190 278-272 341-127 100-339 100-402 246-60 137-577 68-184 184l166 61 166 78 105 18"><text:p/></draw:path><draw:path text:anchor-type="paragraph" draw:z-index="82" draw:name="Forma93" draw:style-name="gr4" draw:text-style-name="P42" svg:width="1.015cm" svg:height="1.131cm" draw:transform="rotate (0.709999939711293) translate (-1.68137735881883cm 8.51727770863674cm)" svg:viewBox="0 0 1016 1132" svg:d="M169 102c191 11 380 22 574 36 118 8 464-346 135 51-99 119-193 247-298 365-117 132-214 290-375 380l-106 104-80 94-19-17"><text:p/></draw:path><draw:path text:anchor-type="paragraph" draw:z-index="83" draw:name="Forma94" draw:style-name="gr4" draw:text-style-name="P42" svg:width="0.652cm" svg:height="0.835cm" draw:transform="rotate (-1.05173540725178) translate (0.0543088623958972cm 8.24407746428039cm)" svg:viewBox="0 0 653 836" svg:d="M0 505c216 14 440-293 609-166 135 102-75 610-171 474-110-156-90-359-103-545l-46-168-106-89 6-11"><text:p/></draw:path><draw:path text:anchor-type="paragraph" draw:z-index="84" draw:name="Forma95" draw:style-name="gr4" draw:text-style-name="P42" svg:width="0.865cm" svg:height="0.591cm" draw:transform="rotate (1.24913214565234) translate (0.395111111111166cm 8.83268055555557cm)" svg:viewBox="0 0 866 592" svg:d="M0 0c206 6 403 94 535 240 94 103 577 46 172 164-135 39-273 89-410 137l-154 51-74-28"><text:p/></draw:path><draw:path text:anchor-type="paragraph" draw:z-index="85" draw:name="Forma96" draw:style-name="gr4" draw:text-style-name="P42" svg:width="1.311cm" svg:height="1.411cm" draw:transform="rotate (-0.835314580004487) translate (1.97840825813647cm 11.4267778519374cm)" svg:viewBox="0 0 1312 1412" svg:d="M0 834c242 29 482-33 715-88 199-47 616 44 596-162-21-219-270 183-389 283-134 112-208 268-267 424-140 369-181-220-180-280 3-238-22-478-55-715l-8-193-40-103"><text:p/></draw:path><draw:path text:anchor-type="paragraph" draw:z-index="86" draw:name="Forma97" draw:style-name="gr4" draw:text-style-name="P42" svg:width="0.763cm" svg:height="1.03cm" draw:transform="rotate (-1.05173540725178) translate (3.11038237723038cm 11.5890079403668cm)" svg:viewBox="0 0 764 1031" svg:d="M0 832c215 11 428-58 609-166 290-174 81 127 92 211 49 367-194-28-193-110 4-198-91-388-196-556l-65-136-56-75"><text:p/></draw:path><draw:path text:anchor-type="paragraph" draw:z-index="87" draw:name="Forma98" draw:style-name="gr4" draw:text-style-name="P42" svg:width="0.421cm" svg:height="0cm" draw:transform="rotate (-1.5707963267949) translate (2.62290277777778cm 8.0491527777778cm)" svg:viewBox="0 0 422 1" svg:d="M0 0c136 0 272 2 409 0h13"><text:p/></draw:path><draw:path text:anchor-type="paragraph" draw:z-index="88" draw:name="Forma99" draw:style-name="gr4" draw:text-style-name="P42" svg:width="0.555cm" svg:height="0.019cm" draw:transform="rotate (-1.5707963267949) translate (2.63948283980121cm 9.58854166666667cm)" svg:viewBox="0 0 556 20" svg:d="M0 17c145 14 286-30 432-13h124"><text:p/></draw:path><draw:path text:anchor-type="paragraph" draw:z-index="89" draw:name="Forma100" draw:style-name="gr4" draw:text-style-name="P42" svg:width="0.953cm" svg:height="0.065cm" draw:transform="rotate (-1.5707963267949) translate (2.69698611111111cm 11.5526805555555cm)" svg:viewBox="0 0 954 66" svg:d="M0 62c178 17 355-27 533-37l123-13 185-12h113"><text:p/></draw:path><draw:path text:anchor-type="paragraph" draw:z-index="90" draw:name="Forma101" draw:style-name="gr4" draw:text-style-name="P42" svg:width="0.431cm" svg:height="0cm" draw:transform="rotate (-1.5707963267949) translate (2.70933333333333cm 13.2270555555556cm)" svg:viewBox="0 0 432 1" svg:d="M0 0c143 0 288 2 432 0"><text:p/></draw:path><draw:path text:anchor-type="paragraph" draw:z-index="91" draw:name="Forma102" draw:style-name="gr4" draw:text-style-name="P42" svg:width="4.629cm" svg:height="0.252cm" svg:x="4.695cm" svg:y="10.276cm" svg:viewBox="0 0 4630 253" svg:d="M0 249c293-2 587 16 880-13 424-41 849-10 1274-49 390-35 785-62 1176-62 284 0 568 0 854 0l187-24 148-13 111-88"><text:p/></draw:path><draw:path text:anchor-type="paragraph" draw:z-index="92" draw:name="Forma103" draw:style-name="gr4" draw:text-style-name="P42" svg:width="4.072cm" svg:height="0.273cm" draw:transform="rotate (-1.5707963267949) translate (7.0119796909439cm 7.8019027777778cm)" svg:viewBox="0 0 4073 274" svg:d="M508 150c161 18 319-21 482-26 151-4 305-11 458-12 143-2 289 16 434 0 152-18 305-32 457-50 150-17 303-40 459-37 142 4 291-16 433 0 209 23 410-8 618-12 716-14-498-25-681 12-436 88-889 70-1335 74-166 2-330 37-496 37-134 0-266 15-397 27-132 12-266 25-395 49-148 28-296 55-446 62l-99-12"><text:p/></draw:path><draw:path text:anchor-type="paragraph" draw:z-index="93" draw:name="Forma104" draw:style-name="gr4" draw:text-style-name="P42" svg:width="0.692cm" svg:height="0.056cm" draw:transform="rotate (-1.5707963267949) translate (5.63822937705375cm 9.85704166666665cm)" svg:viewBox="0 0 693 57" svg:d="M0 50c194 34 376-60 570-49h123"><text:p/></draw:path><draw:path text:anchor-type="paragraph" draw:z-index="94" draw:name="Forma105" draw:style-name="gr4" draw:text-style-name="P42" svg:width="1.345cm" svg:height="0.066cm" draw:transform="rotate (-1.42890105860776) translate (6.00740315188593cm 9.41866866413847cm)" svg:viewBox="0 0 1346 67" svg:d="M0 37c150 21 295-44 444-36 196 9 394 43 595 35l136 7 135 19 36 5"><text:p/></draw:path><draw:path text:anchor-type="paragraph" draw:z-index="95" draw:name="Forma106" draw:style-name="gr4" draw:text-style-name="P42" svg:width="1.518cm" svg:height="0.043cm" draw:transform="rotate (-1.42890105860776) translate (6.37998611111111cm 9.2365277777778cm)" svg:viewBox="0 0 1519 44" svg:d="M0 0c212 2 423 6 637 4 209-2 424 3 632 40l151-3 99 1"><text:p/></draw:path><draw:path text:anchor-type="paragraph" draw:z-index="96" draw:name="Forma107" draw:style-name="gr4" draw:text-style-name="P42" svg:width="0.235cm" svg:height="1.682cm" svg:x="7.481cm" svg:y="9.289cm" svg:viewBox="0 0 236 1683" svg:d="M0 0c46 196 26 402 86 594 60 193 18 401 76 595 50 164-26 340 74 494"><text:p/></draw:path><draw:path text:anchor-type="paragraph" draw:z-index="97" draw:name="Forma108" draw:style-name="gr4" draw:text-style-name="P42" svg:width="1.632cm" svg:height="0.249cm" draw:transform="rotate (-1.5707963267949) translate (8.33613888888889cm 9.63551388888884cm)" svg:viewBox="0 0 1633 250" svg:d="M0 249c180-6 365 21 543-37 249-83 510-122 768-175l174-37h148"><text:p/></draw:path><draw:path text:anchor-type="paragraph" draw:z-index="98" draw:name="Forma109" draw:style-name="gr4" draw:text-style-name="P42" svg:width="1.052cm" svg:height="0.098cm" draw:transform="rotate (-1.5707963267949) translate (8.85472222222222cm 9.33874999999999cm)" svg:viewBox="0 0 1053 99" svg:d="M0 99c189-13 385-14 570-62 143-37 289-5 434-37h49"><text:p/></draw:path><draw:path text:anchor-type="paragraph" draw:z-index="99" draw:name="Forma110" draw:style-name="gr4" draw:text-style-name="P42" svg:width="1.1cm" svg:height="2.197cm" draw:transform="rotate (-1.5707963267949) translate (8.17892695834408cm 10.3527499999999cm)" svg:viewBox="0 0 1101 2198" svg:d="M346 2196c134 5 331 17 372-148 32-131-39-285 25-410 61-120 354-363 358-209 5 225-286-69-260-212 27-143 2-298 0-445-1-135 18-275-12-409-28-125 2-331-199-358-173-23-337 41-507 12l-123 25"><text:p/></draw:path></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draw:path text:anchor-type="paragraph" draw:z-index="101" draw:name="Forma112" draw:style-name="gr1" draw:text-style-name="P40" svg:width="4.487cm" svg:height="6.863cm" draw:transform="skewX (-6.04642434399544E-017) rotate (-0.793252145031423) translate (3.52158818595209cm -1.31425375317275cm)" svg:viewBox="0 0 4488 6864" svg:d="M0 6719c168-10 335 42 500 76 172 35 359 3 535 39 183 38 377 32 568 22 174-9 323-83 481-135 182-59 361-143 522-248 174-114 369-202 514-364 128-143 261-287 408-415 184-158 286-381 416-580 71-109 140-222 208-335 108-179 239-366 257-581 16-177 99-355 75-533-34-243-99-483-163-717-58-213-113-433-242-619-227-330-433-677-654-1010-88-134-217-242-301-384-82-138-215-246-344-339-111-79-223-161-317-259-100-105-210-209-345-268l-105-69"><text:p/></draw:path></text:p>
      <text:p text:style-name="P15"/>
      <text:p text:style-name="P15"/>
      <text:p text:style-name="P15"><draw:path text:anchor-type="paragraph" draw:z-index="104" draw:name="Forma115" draw:style-name="gr1" draw:text-style-name="P40" svg:width="0.532cm" svg:height="0.038cm" draw:transform="rotate (-1.5707963267949) translate (3.28788888888889cm 0.00881944444444444cm)" svg:viewBox="0 0 533 39" svg:d="M0 37c157 9 312-18 471-25l62-12"><text:p/></draw:path><draw:path text:anchor-type="paragraph" draw:z-index="105" draw:name="Forma116" draw:style-name="gr1" draw:text-style-name="P40" svg:width="0.598cm" svg:height="0.073cm" draw:transform="rotate (-0.896052037973889) translate (0.153112439234841cm 0.433487508815553cm)" svg:viewBox="0 0 599 74" svg:d="M0 74c179-12 361-14 541-41l58-33"><text:p/></draw:path><draw:path text:anchor-type="paragraph" draw:z-index="106" draw:name="Forma117" draw:style-name="gr1" draw:text-style-name="P40" svg:width="0.662cm" svg:height="0.054cm" draw:transform="rotate (0.950506310636112) translate (0.0605307192641068cm 0.962976166349421cm)" svg:viewBox="0 0 663 55" svg:d="M0 43c146-27 295-31 442-43l190 32 31 23"><text:p/></draw:path><draw:path text:anchor-type="paragraph" draw:z-index="108" draw:name="Forma119" draw:style-name="gr1" draw:text-style-name="P40" svg:width="0.509cm" svg:height="0.156cm" draw:transform="rotate (0.456578132321717) translate (0.0262106804340404cm 0.246250526719926cm)" svg:viewBox="0 0 510 157" svg:d="M0 13c151-52 257 69 389 108 325 95-107-19-117-71l-10 22"><text:p/></draw:path><draw:path text:anchor-type="paragraph" draw:z-index="109" draw:name="Forma120" draw:style-name="gr1" draw:text-style-name="P40" svg:width="0.36cm" svg:height="0.2cm" draw:transform="rotate (-0.785398163397448) translate (0.464775960783846cm -0.0149842941174876cm)" svg:viewBox="0 0 361 201" svg:d="M0 69c67 192 513-286 307 62l-18 70"><text:p/></draw:path></text:p>
      <text:p text:style-name="P15"><draw:path text:anchor-type="paragraph" draw:z-index="100" draw:name="Forma111" draw:style-name="gr1" draw:text-style-name="P40" svg:width="0.698cm" svg:height="1.195cm" draw:transform="rotate (0.785398163397448) translate (0.431188247977558cm 0.58817435908863cm)" svg:viewBox="0 0 699 1196" svg:d="M0 715c188 33 375 6 569 42 307 58-22-258-53-332-62-149-156-520-263-402-159 174 14 477 79 709l35 245 53 123 27 96"><text:p/></draw:path><draw:path text:anchor-type="paragraph" draw:z-index="103" draw:name="Forma114" draw:style-name="gr1" draw:text-style-name="P40" svg:width="1.411cm" svg:height="0.881cm" draw:transform="rotate (-1.5707963267949) translate (3.59833333333333cm 0.0666272726701683cm)" svg:viewBox="0 0 1412 882" svg:d="M198 806c189 32 368-68 557-37 27 4 588-37 149 25-161 22-323 89-482 61-132-23-402 131-422-111-12-148 253-312 323-162 176 374 333-88 494-173 212-111 397-185 545-370l50-39"><text:p/></draw:path><draw:path text:anchor-type="paragraph" draw:z-index="107" draw:name="Forma118" draw:style-name="gr1" draw:text-style-name="P40" svg:width="0.251cm" svg:height="0.218cm" draw:transform="rotate (-2.23175251452515) translate (0.737872996543872cm 0.5425224330656cm)" svg:viewBox="0 0 252 219" svg:d="M0 188c84 51 387-71 182-188l-120 47 37 127 3 45"><text:p/></draw:path></text:p>
      <text:p text:style-name="P15"><draw:path text:anchor-type="paragraph" draw:z-index="102" draw:name="Forma113" draw:style-name="gr1" draw:text-style-name="P40" svg:width="2.616cm" svg:height="0.06cm" draw:transform="rotate (-0.634950781875538) translate (1.38007440219072cm 0.315392929543852cm)" svg:viewBox="0 0 2617 61" svg:d="M0 40c337-18 673-5 1019 3 254 6 503 37 752 0 171-25 341 5 510-38l168-1 151-4 17 3"><text:p/></draw:path></text:p>
      <text:p text:style-name="P15"/>
      <text:p text:style-name="P15"/>
      <text:p text:style-name="P15"><draw:path text:anchor-type="paragraph" draw:z-index="111" draw:name="Forma122" draw:style-name="gr1" draw:text-style-name="P40" svg:width="0.755cm" svg:height="0.128cm" draw:transform="rotate (1.2924163111018) translate (3.597355446633cm 1.04216812012722cm)" svg:viewBox="0 0 756 129" svg:d="M0 129c173 4 327-89 497-103l136-26 123 29"><text:p/></draw:path><draw:path text:anchor-type="paragraph" draw:z-index="114" draw:name="Forma125" draw:style-name="gr1" draw:text-style-name="P40" svg:width="0.709cm" svg:height="0.105cm" draw:transform="rotate (0.165108147238664) translate (4.71134722222222cm 0.285749999999949cm)" svg:viewBox="0 0 710 106" svg:d="M0 0c161 2 318 44 479 67l146 25 85 14"><text:p/></draw:path><draw:path text:anchor-type="paragraph" draw:z-index="115" draw:name="Forma126" draw:style-name="gr1" draw:text-style-name="P40" svg:width="0.375cm" svg:height="0.4cm" draw:transform="rotate (-0.660956187730254) translate (5.23193521444601cm -0.0144235777499775cm)" svg:viewBox="0 0 376 401" svg:d="M0 21c88 47 523-153 324 154l-22 174-6 52"><text:p/></draw:path></text:p>
      <text:p text:style-name="P15"><draw:path text:anchor-type="paragraph" draw:z-index="110" draw:name="Forma121" draw:style-name="gr1" draw:text-style-name="P40" svg:width="0.829cm" svg:height="0.193cm" draw:transform="rotate (-0.463733982254894) translate (3.51053871810811cm -0.10130383246748cm)" svg:viewBox="0 0 830 194" svg:d="M0 194c187-48 384-48 570-106l144-44 116-44"><text:p/></draw:path><draw:path text:anchor-type="paragraph" draw:z-index="112" draw:name="Forma123" draw:style-name="gr1" draw:text-style-name="P40" svg:width="1.085cm" svg:height="0.068cm" draw:transform="rotate (-0.694815575218943) translate (4.70625797923397cm 0.0438626683723582cm)" svg:viewBox="0 0 1086 69" svg:d="M0 69c189-10 381 9 572-10l213-34 185-9 116-16"><text:p/></draw:path><draw:path text:anchor-type="paragraph" draw:z-index="113" draw:name="Forma124" draw:style-name="gr1" draw:text-style-name="P40" svg:width="0.707cm" svg:height="0.22cm" draw:transform="rotate (1.17321032319059) translate (4.75409574233372cm 0.824475261994893cm)" svg:viewBox="0 0 708 221" svg:d="M0 7c168-32 326 53 483 94l173 61 52 59"><text:p/></draw:path></text:p>
      <text:p text:style-name="P15"/>
      <text:p text:style-name="P15"/>
      <text:p text:style-name="P15"/>
      <text:p text:style-name="P15"/>
      <text:p text:style-name="P15"><text:s/></text:p>
      <text:p text:style-name="P6"/>
      <text:p text:style-name="P16"/>
      <text:p text:style-name="P16"/>
      <text:p text:style-name="P16"/>
      <text:p text:style-name="P16"/>
      <text:p text:style-name="P13"/>
      <text:p text:style-name="P17"/>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6T18:54:31.220000000</meta:creation-date>
    <dc:date>2022-06-19T16:13:19.322000000</dc:date>
    <meta:editing-duration>PT6H51M47S</meta:editing-duration>
    <meta:editing-cycles>33</meta:editing-cycles>
    <meta:generator>LibreOffice/5.2.0.4$Windows_x86 LibreOffice_project/066b007f5ebcc236395c7d282ba488bca6720265</meta:generator>
    <meta:document-statistic meta:table-count="0" meta:image-count="0" meta:object-count="0" meta:page-count="3" meta:paragraph-count="24" meta:word-count="156" meta:character-count="978" meta:non-whitespace-character-count="839"/>
  </office:meta>
</office:document-meta>
</file>